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11f" officeooo:paragraph-rsid="0001046b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01046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e1e4e8" loext:opacity="100%" style:font-name="Droid Sans Mono" fo:font-size="10.5pt" fo:font-weight="normal" fo:background-color="#24292e"/>
    </style:style>
    <style:style style:name="P4" style:family="paragraph" style:parent-style-name="Standard">
      <style:text-properties fo:font-weight="bold" officeooo:rsid="0017511f" officeooo:paragraph-rsid="0001046b" style:font-weight-asian="bold" style:font-weight-complex="bold"/>
    </style:style>
    <style:style style:name="P5" style:family="paragraph" style:parent-style-name="Standard">
      <style:text-properties fo:font-weight="bold" officeooo:rsid="0001046b" officeooo:paragraph-rsid="0001046b" style:font-weight-asian="bold" style:font-weight-complex="bold"/>
    </style:style>
    <style:style style:name="T1" style:family="text">
      <style:text-properties officeooo:rsid="0001046b"/>
    </style:style>
    <style:style style:name="T2" style:family="text">
      <style:text-properties fo:color="#f97583" loext:opacity="100%"/>
    </style:style>
    <style:style style:name="T3" style:family="text">
      <style:text-properties fo:color="#9ecbff" loext:opacity="100%"/>
    </style:style>
    <style:style style:name="T4" style:family="text">
      <style:text-properties fo:color="#79b8ff" loext:opacity="100%"/>
    </style:style>
    <style:style style:name="T5" style:family="text">
      <style:text-properties fo:color="#b392f0" loext:opacity="100%"/>
    </style:style>
    <style:style style:name="T6" style:family="text">
      <style:text-properties fo:color="#ffab7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<text:span text:style-name="T1">9</text:span> | Manav Dhamecha </text:p>
      <text:p text:style-name="P1"/>
      <text:p text:style-name="P4">1. Implement the Min-Max algorithm to solve a simple two-player Tic-Tac-Toe evaluate its</text:p>
      <text:p text:style-name="P4">performance, and visualize the search tree. </text:p>
      <text:p text:style-name="P5"/>
      <text:p text:style-name="P5">2. Compare efficiency gains, and analyze pruning patterns on varied game trees.</text:p>
      <text:p text:style-name="P1"/>
      <text:p text:style-name="Standard">board = [" "]*9</text:p>
      <text:p text:style-name="Standard"/>
      <text:p text:style-name="Standard">def print_board(b):</text:p>
      <text:p text:style-name="Standard">for i in range(0, 9, 3):</text:p>
      <text:p text:style-name="Standard">print(b[i], "|", b[i+1], "|", b[i+2])</text:p>
      <text:p text:style-name="Standard">print()</text:p>
      <text:p text:style-name="Standard"/>
      <text:p text:style-name="Standard">def is_winner(b, p):</text:p>
      <text:p text:style-name="Standard">wins = [(0,1,2),(3,4,5),(6,7,8),</text:p>
      <text:p text:style-name="Standard">(0,3,6),(1,4,7),(2,5,8),</text:p>
      <text:p text:style-name="Standard">(0,4,8),(2,4,6)]</text:p>
      <text:p text:style-name="Standard">return any(b[a]==b[c]==b[d]==p for a,c,d in wins)</text:p>
      <text:p text:style-name="Standard"/>
      <text:p text:style-name="Standard">def is_full(b):</text:p>
      <text:p text:style-name="Standard">return " " not in b</text:p>
      <text:p text:style-name="Standard"/>
      <text:p text:style-name="Standard">def minimax(b, is_max, depth=0):</text:p>
      <text:p text:style-name="Standard">if is_winner(b, "X"): return 1, []</text:p>
      <text:p text:style-name="Standard">if is_winner(b, "O"): return -1, []</text:p>
      <text:p text:style-name="Standard">if is_full(b): return 0, []</text:p>
      <text:p text:style-name="Standard"/>
      <text:p text:style-name="Standard">best = -float("inf") if is_max else float("inf")</text:p>
      <text:p text:style-name="Standard">best_tree = []</text:p>
      <text:p text:style-name="Standard"/>
      <text:p text:style-name="Standard">for i in range(9):</text:p>
      <text:p text:style-name="Standard">if b[i] == " ":</text:p>
      <text:p text:style-name="Standard">b[i] = "X" if is_max else "O"</text:p>
      <text:p text:style-name="Standard">score, subtree = minimax(b, not is_max, depth+1)</text:p>
      <text:p text:style-name="Standard">b[i] = " "</text:p>
      <text:p text:style-name="Standard"/>
      <text:p text:style-name="Standard">node = (i, score, subtree)</text:p>
      <text:p text:style-name="Standard"/>
      <text:p text:style-name="Standard">if is_max:</text:p>
      <text:p text:style-name="Standard">if score &gt; best:</text:p>
      <text:p text:style-name="Standard">best = score</text:p>
      <text:p text:style-name="Standard">best_tree = [node]</text:p>
      <text:p text:style-name="Standard">else:</text:p>
      <text:p text:style-name="Standard">best_tree.append(node)</text:p>
      <text:p text:style-name="Standard">else:</text:p>
      <text:p text:style-name="Standard">if score &lt; best:</text:p>
      <text:p text:style-name="Standard">best = score</text:p>
      <text:p text:style-name="Standard">best_tree = [node]</text:p>
      <text:p text:style-name="Standard">else:</text:p>
      <text:p text:style-name="Standard">best_tree.append(node)</text:p>
      <text:p text:style-name="Standard"/>
      <text:p text:style-name="Standard"><text:soft-page-break/>return best, best_tree</text:p>
      <text:p text:style-name="Standard"/>
      <text:p text:style-name="Standard">def best_move(b):</text:p>
      <text:p text:style-name="Standard">best_score = -float("inf")</text:p>
      <text:p text:style-name="Standard">move = -1</text:p>
      <text:p text:style-name="Standard"/>
      <text:p text:style-name="Standard">for i in range(9):</text:p>
      <text:p text:style-name="Standard">if b[i] == " ":</text:p>
      <text:p text:style-name="Standard">b[i] = "X"</text:p>
      <text:p text:style-name="Standard">score, _ = minimax(b, False)</text:p>
      <text:p text:style-name="Standard">b[i] = " "</text:p>
      <text:p text:style-name="Standard">if score &gt; best_score:</text:p>
      <text:p text:style-name="Standard">best_score = score</text:p>
      <text:p text:style-name="Standard">move = i</text:p>
      <text:p text:style-name="Standard"/>
      <text:p text:style-name="Standard">return move</text:p>
      <text:p text:style-name="Standard"/>
      <text:p text:style-name="Standard">def print_tree(tree, depth=0):</text:p>
      <text:p text:style-name="Standard">for move, score, subtree in tree:</text:p>
      <text:p text:style-name="Standard">print(" "*depth + f"Move:{move} Score:{score}")</text:p>
      <text:p text:style-name="Standard">print_tree(subtree, depth+1)</text:p>
      <text:p text:style-name="Standard"/>
      <text:p text:style-name="Standard">score, tree = minimax(board, True)</text:p>
      <text:p text:style-name="Standard">print("Best Score:", score)</text:p>
      <text:p text:style-name="Standard">print("Best Move:", best_move(board))</text:p>
      <text:p text:style-name="Standard">print("\nSearch Tree:")</text:p>
      <text:p text:style-name="Standard">print_tree(tree)</text:p>
      <text:p text:style-name="Standard"/>
      <text:p text:style-name="Standard">def alphabeta(b, is_max, alpha, beta, depth=0):</text:p>
      <text:p text:style-name="Standard">if is_winner(b, "X"): return 1, []</text:p>
      <text:p text:style-name="Standard">if is_winner(b, "O"): return -1, []</text:p>
      <text:p text:style-name="Standard">if is_full(b): return 0, []</text:p>
      <text:p text:style-name="Standard"/>
      <text:p text:style-name="Standard">best_tree = []</text:p>
      <text:p text:style-name="Standard"/>
      <text:p text:style-name="Standard">if is_max:</text:p>
      <text:p text:style-name="Standard">best = -float("inf")</text:p>
      <text:p text:style-name="Standard">for i in range(9):</text:p>
      <text:p text:style-name="Standard">if b[i] == " ":</text:p>
      <text:p text:style-name="Standard">b[i] = "X"</text:p>
      <text:p text:style-name="Standard">score, subtree = alphabeta(b, False, alpha, beta, depth+1)</text:p>
      <text:p text:style-name="Standard">b[i] = " "</text:p>
      <text:p text:style-name="Standard"/>
      <text:p text:style-name="Standard">best = max(best, score)</text:p>
      <text:p text:style-name="Standard">alpha = max(alpha, best)</text:p>
      <text:p text:style-name="Standard"/>
      <text:p text:style-name="Standard">best_tree.append((i, score, subtree))</text:p>
      <text:p text:style-name="Standard"/>
      <text:p text:style-name="Standard">if beta &lt;= alpha:</text:p>
      <text:p text:style-name="Standard">break</text:p>
      <text:p text:style-name="Standard"/>
      <text:p text:style-name="Standard">return best, best_tree</text:p>
      <text:p text:style-name="Standard"><text:soft-page-break/></text:p>
      <text:p text:style-name="Standard">else:</text:p>
      <text:p text:style-name="Standard">best = float("inf")</text:p>
      <text:p text:style-name="Standard">for i in range(9):</text:p>
      <text:p text:style-name="Standard">if b[i] == " ":</text:p>
      <text:p text:style-name="Standard">b[i] = "O"</text:p>
      <text:p text:style-name="Standard">score, subtree = alphabeta(b, True, alpha, beta, depth+1)</text:p>
      <text:p text:style-name="Standard">b[i] = " "</text:p>
      <text:p text:style-name="Standard"/>
      <text:p text:style-name="Standard">best = min(best, score)</text:p>
      <text:p text:style-name="Standard">beta = min(beta, best)</text:p>
      <text:p text:style-name="Standard"/>
      <text:p text:style-name="Standard">best_tree.append((i, score, subtree))</text:p>
      <text:p text:style-name="Standard"/>
      <text:p text:style-name="Standard">if beta &lt;= alpha:</text:p>
      <text:p text:style-name="Standard">break</text:p>
      <text:p text:style-name="Standard"/>
      <text:p text:style-name="Standard">return best, best_tree</text:p>
      <text:p text:style-name="Standard"/>
      <text:p text:style-name="Standard">def best_move_ab(b):</text:p>
      <text:p text:style-name="Standard">best_score = -float("inf")</text:p>
      <text:p text:style-name="Standard">move = -1</text:p>
      <text:p text:style-name="Standard"/>
      <text:p text:style-name="Standard">for i in range(9):</text:p>
      <text:p text:style-name="Standard">if b[i] == " ":</text:p>
      <text:p text:style-name="Standard">b[i] = "X"</text:p>
      <text:p text:style-name="Standard">score, _ = alphabeta(b, False, -float("inf"), float("inf"))</text:p>
      <text:p text:style-name="Standard">b[i] = " "</text:p>
      <text:p text:style-name="Standard">if score &gt; best_score:</text:p>
      <text:p text:style-name="Standard">best_score = score</text:p>
      <text:p text:style-name="Standard">move = i</text:p>
      <text:p text:style-name="Standard"/>
      <text:p text:style-name="Standard">return move</text:p>
      <text:p text:style-name="Standard"><text:line-break/></text:p>
      <text:p text:style-name="Standard">score_ab, tree_ab = alphabeta(board, True, -float("inf"), float("inf"))</text:p>
      <text:p text:style-name="Standard">print("Best Score (AB):", score_ab)</text:p>
      <text:p text:style-name="Standard">print("Best Move (AB):", best_move_ab(board))</text:p>
      <text:p text:style-name="Standard">print("\nPruned Tree:")</text:p>
      <text:p text:style-name="Standard">print_tree(tree_ab)</text:p>
      <text:p text:style-name="Standard"/>
      <text:p text:style-name="Standard">minimax_nodes = 0</text:p>
      <text:p text:style-name="Standard">alphabeta_nodes = 0</text:p>
      <text:p text:style-name="Standard"/>
      <text:p text:style-name="Standard">def minimax_count(b, is_max):</text:p>
      <text:p text:style-name="Standard">global minimax_nodes</text:p>
      <text:p text:style-name="Standard">minimax_nodes += 1</text:p>
      <text:p text:style-name="Standard"/>
      <text:p text:style-name="Standard">if is_winner(b, "X"): return 1</text:p>
      <text:p text:style-name="Standard">if is_winner(b, "O"): return -1</text:p>
      <text:p text:style-name="Standard">if is_full(b): return 0</text:p>
      <text:p text:style-name="Standard"/>
      <text:p text:style-name="Standard"><text:soft-page-break/>if is_max:</text:p>
      <text:p text:style-name="Standard">best = -float("inf")</text:p>
      <text:p text:style-name="Standard">for i in range(9):</text:p>
      <text:p text:style-name="Standard">if b[i] == " ":</text:p>
      <text:p text:style-name="Standard">b[i] = "X"</text:p>
      <text:p text:style-name="Standard">best = max(best, minimax_count(b, False))</text:p>
      <text:p text:style-name="Standard">b[i] = " "</text:p>
      <text:p text:style-name="Standard">return best</text:p>
      <text:p text:style-name="Standard">else:</text:p>
      <text:p text:style-name="Standard">best = float("inf")</text:p>
      <text:p text:style-name="Standard">for i in range(9):</text:p>
      <text:p text:style-name="Standard">if b[i] == " ":</text:p>
      <text:p text:style-name="Standard">b[i] = "O"</text:p>
      <text:p text:style-name="Standard">best = min(best, minimax_count(b, True))</text:p>
      <text:p text:style-name="Standard">b[i] = " "</text:p>
      <text:p text:style-name="Standard">return best</text:p>
      <text:p text:style-name="Standard"/>
      <text:p text:style-name="Standard">def alphabeta_count(b, is_max, alpha, beta):</text:p>
      <text:p text:style-name="Standard">global alphabeta_nodes</text:p>
      <text:p text:style-name="Standard">alphabeta_nodes += 1</text:p>
      <text:p text:style-name="Standard"/>
      <text:p text:style-name="Standard">if is_winner(b, "X"): return 1</text:p>
      <text:p text:style-name="Standard">if is_winner(b, "O"): return -1</text:p>
      <text:p text:style-name="Standard">if is_full(b): return 0</text:p>
      <text:p text:style-name="Standard"/>
      <text:p text:style-name="Standard">if is_max:</text:p>
      <text:p text:style-name="Standard">best = -float("inf")</text:p>
      <text:p text:style-name="Standard">for i in range(9):</text:p>
      <text:p text:style-name="Standard">if b[i] == " ":</text:p>
      <text:p text:style-name="Standard">b[i] = "X"</text:p>
      <text:p text:style-name="Standard">best = max(best, alphabeta_count(b, False, alpha, beta))</text:p>
      <text:p text:style-name="Standard">b[i] = " "</text:p>
      <text:p text:style-name="Standard">alpha = max(alpha, best)</text:p>
      <text:p text:style-name="Standard">if beta &lt;= alpha:</text:p>
      <text:p text:style-name="Standard">break</text:p>
      <text:p text:style-name="Standard">return best</text:p>
      <text:p text:style-name="Standard">else:</text:p>
      <text:p text:style-name="Standard">best = float("inf")</text:p>
      <text:p text:style-name="Standard">for i in range(9):</text:p>
      <text:p text:style-name="Standard">if b[i] == " ":</text:p>
      <text:p text:style-name="Standard">b[i] = "O"</text:p>
      <text:p text:style-name="Standard">best = min(best, alphabeta_count(b, True, alpha, beta))</text:p>
      <text:p text:style-name="Standard">b[i] = " "</text:p>
      <text:p text:style-name="Standard">beta = min(beta, best)</text:p>
      <text:p text:style-name="Standard">if beta &lt;= alpha:</text:p>
      <text:p text:style-name="Standard">break</text:p>
      <text:p text:style-name="Standard">return best</text:p>
      <text:p text:style-name="Standard"/>
      <text:p text:style-name="Standard"># Compare</text:p>
      <text:p text:style-name="Standard">minimax_count(board, True)</text:p>
      <text:p text:style-name="Standard">alphabeta_count(board, True, -float("inf"), float("inf"))</text:p>
      <text:p text:style-name="Standard"/>
      <text:p text:style-name="Standard"><text:soft-page-break/>print("\nNodes explored:")</text:p>
      <text:p text:style-name="Standard">print("Minimax:", minimax_nodes)</text:p>
      <text:p text:style-name="Standard">print("Alpha-Beta:", alphabeta_nodes)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37:16.300931704</meta:creation-date>
    <meta:print-date>2026-04-13T11:38:47.844174946</meta:print-date>
    <meta:printed-by>PDF files</meta:printed-by>
    <dc:date>2026-04-13T11:38:56.050756735</dc:date>
    <meta:editing-duration>PT8S</meta:editing-duration>
    <meta:editing-cycles>1</meta:editing-cycles>
    <meta:document-statistic meta:table-count="0" meta:image-count="0" meta:object-count="0" meta:page-count="5" meta:paragraph-count="169" meta:word-count="623" meta:character-count="3817" meta:non-whitespace-character-count="3358"/>
    <meta:generator>LibreOffice/24.2.7.2$Linux_X86_64 LibreOffice_project/420$Build-2</meta:generator>
  </office:meta>
</office:document-meta>
</file>